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b36e" officeooo:paragraph-rsid="0004b36e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officeooo:rsid="000a26f5" officeooo:paragraph-rsid="000a26f5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4b36e" officeooo:paragraph-rsid="0004b36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d02e2" officeooo:paragraph-rsid="000d02e2"/>
    </style:style>
    <style:style style:name="P5" style:family="paragraph" style:parent-style-name="Standard">
      <style:paragraph-properties fo:text-align="start" style:justify-single-word="false"/>
      <style:text-properties fo:color="#c9211e" loext:opacity="100%" officeooo:rsid="000d02e2" officeooo:paragraph-rsid="0004b36e"/>
    </style:style>
    <style:style style:name="T1" style:family="text">
      <style:text-properties officeooo:rsid="000d02e2"/>
    </style:style>
    <style:style style:name="T2" style:family="text">
      <style:text-properties fo:font-variant="normal" fo:text-transform="none" style:font-name="Helvetica" fo:font-size="12.75pt" fo:letter-spacing="normal" fo:font-style="normal"/>
    </style:style>
    <style:style style:name="T3" style:family="text">
      <style:text-properties officeooo:rsid="001248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iz 1: Write a C program to check whether a character is an uppercase or lowercase alphabet. Using if ...else. <text:span text:style-name="T3">(keyword search: c++ check if uppercase)</text:span></text:p>
      <text:p text:style-name="P2">Answer:</text:p>
      <text:p text:style-name="P1">#include &lt;iostream&gt;<text:line-break/><text:line-break/>using namespace std;<text:line-break/><text:line-break/>int main()<text:line-break/>{<text:line-break/> <text:s text:c="3"/>char str[] = "A";<text:line-break/> <text:s text:c="3"/><text:line-break/> <text:s text:c="3"/>if (isupper(str[0]))<text:line-break/> <text:s text:c="3"/>{<text:line-break/> <text:s text:c="7"/>cout &lt;&lt; "This is uppercase";<text:line-break/> <text:s text:c="3"/>}<text:line-break/> <text:s text:c="3"/>else<text:line-break/> <text:s text:c="3"/>{<text:line-break/> <text:s text:c="7"/>cout &lt;&lt; "This is lowercase";<text:line-break/> <text:s text:c="3"/>}<text:line-break/> <text:s text:c="3"/><text:line-break/> <text:s text:c="3"/>return 0;<text:line-break/>}<text:line-break/></text:p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00:28:18.649000000</meta:creation-date>
    <dc:date>2022-10-14T18:35:27.018000000</dc:date>
    <meta:editing-duration>PT29M38S</meta:editing-duration>
    <meta:editing-cycles>8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" meta:word-count="59" meta:character-count="395" meta:non-whitespace-character-count="278"/>
  </office:meta>
</office:document-meta>
</file>